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7a9c" officeooo:paragraph-rsid="00137a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7a9c" officeooo:paragraph-rsid="00137a9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37a9c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5032" style:font-name="Monospace" fo:font-size="10pt" style:font-size-asian="10pt"/>
    </style:style>
    <style:style style:name="T7" style:family="text">
      <style:text-properties fo:color="#005032" style:font-name="Monospace" fo:font-size="10pt" officeooo:rsid="00137a9c" style:font-size-asian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7f0055" style:font-name="Monospace" fo:font-size="10pt" fo:font-weight="bold" officeooo:rsid="00137a9c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рта на град</text:p>
      <text:p text:style-name="P1"/>
      <text:p text:style-name="P2">Реализация на карта на град чрез ориентиран граф с тегла по ребрата. На всяка улица се съпоставя ребро с тегло съответстващо на дължината на улицата и посока – посоката на движение. Ако улицата е двупосочна може да й се съпоставят две ребра за двете посоки на движение. На всяко кръстовище се съпоставя връх.</text:p>
      <text:p text:style-name="P2"/>
      <text:p text:style-name="P3"><text:span text:style-name="T5">TownMap</text:span><text:span text:style-name="T3">(</text:span><text:span text:style-name="T6">string </text:span><text:span text:style-name="T7">filename</text:span><text:span text:style-name="T3">) – </text:span><text:span text:style-name="T4">конструктор с параметър име на файл, който съдържа карта на град.</text:span></text:p>
      <text:p text:style-name="P3"/>
      <text:p text:style-name="P3"><text:span text:style-name="T5">TownMap</text:span><text:span text:style-name="T3">(</text:span><text:span text:style-name="T6">vector</text:span><text:span text:style-name="T3">&lt;</text:span><text:span text:style-name="T6">vector</text:span><text:span text:style-name="T3">&lt;</text:span><text:span text:style-name="T8">int</text:span><text:span text:style-name="T3">&gt; &gt; </text:span><text:span text:style-name="T4">list</text:span><text:span text:style-name="T3">) – </text:span><text:span text:style-name="T4">конструктор с параметър списък, описващ карта на град.</text:span></text:p>
      <text:p text:style-name="P3"/>
      <text:p text:style-name="P3"><text:span text:style-name="T6">vector</text:span><text:span text:style-name="T3">&lt;</text:span><text:span text:style-name="T8">int</text:span><text:span text:style-name="T3">&gt; </text:span><text:span text:style-name="T5">neighbours</text:span><text:span text:style-name="T3">(</text:span><text:span text:style-name="T8">int </text:span><text:span text:style-name="T9">v</text:span><text:span text:style-name="T3">) – </text:span><text:span text:style-name="T4">връща всички съседи на дадения връх.</text:span></text:p>
      <text:p text:style-name="P3"/>
      <text:p text:style-name="P3"><text:span text:style-name="T6">vector</text:span><text:span text:style-name="T3">&lt;</text:span><text:span text:style-name="T8">int</text:span><text:span text:style-name="T3">&gt; </text:span><text:span text:style-name="T5">shortestPath</text:span><text:span text:style-name="T3">(</text:span><text:span text:style-name="T8">int </text:span><text:span text:style-name="T9">v</text:span><text:span text:style-name="T3">, </text:span><text:span text:style-name="T8">int </text:span><text:span text:style-name="T9">u</text:span><text:span text:style-name="T3">) – </text:span><text:span text:style-name="T4">връща най-късия път между две кръстовища, използвайки алгоритъма на Дийкстра.</text:span></text:p>
      <text:p text:style-name="P3"/>
      <text:p text:style-name="P3"><text:span text:style-name="T8">bool</text:span><text:span text:style-name="T3"> </text:span><text:span text:style-name="T5">pathExists</text:span><text:span text:style-name="T3">(</text:span><text:span text:style-name="T8">int </text:span><text:span text:style-name="T9">v</text:span><text:span text:style-name="T3">, </text:span><text:span text:style-name="T8">int </text:span><text:span text:style-name="T9">u</text:span><text:span text:style-name="T3">) – </text:span><text:span text:style-name="T4">проверка дали съществува път между 2 кръстовища.</text:span></text:p>
      <text:p text:style-name="P3"/>
      <text:p text:style-name="P3"><text:span text:style-name="T8">bool</text:span><text:span text:style-name="T3"> </text:span><text:span text:style-name="T5">containsCycle</text:span><text:span text:style-name="T3">(</text:span><text:span text:style-name="T8">int </text:span><text:span text:style-name="T9">u</text:span><text:span text:style-name="T3">) – </text:span><text:span text:style-name="T4">проверка дали може да се стигне до същото кръстовище </text:span></text:p>
      <text:p text:style-name="P3"/>
      <text:p text:style-name="P3"><text:span text:style-name="T2"/></text:p>
      <text:p text:style-name="P3"><text:span text:style-name="T8">int</text:span><text:span text:style-name="T3"> </text:span><text:span text:style-name="T5">deadends</text:span><text:span text:style-name="T3">() - </text:span><text:span text:style-name="T4">извежда всички задънени улици</text:span></text:p>
      <text:p text:style-name="P3"/>
      <text:p text:style-name="P3"><text:span text:style-name="T6">vector</text:span><text:span text:style-name="T3">&lt;</text:span><text:span text:style-name="T8">int</text:span><text:span text:style-name="T3">&gt; </text:span><text:span text:style-name="T5">eulerianCircuit</text:span><text:span text:style-name="T3">() - </text:span><text:span text:style-name="T4">връща ойлеров път( минаване по всяка улица точно по един път) ако съществува</text:span></text:p>
      <text:p text:style-name="P3"/>
      <text:p text:style-name="P3"><text:span text:style-name="T6">vector</text:span><text:span text:style-name="T3">&lt;</text:span><text:span text:style-name="T8">int</text:span><text:span text:style-name="T3">&gt; </text:span><text:span text:style-name="T5">alternativeRoutes</text:span><text:span text:style-name="T3">(</text:span><text:span text:style-name="T8">int </text:span><text:span text:style-name="T9">v</text:span><text:span text:style-name="T3">, </text:span><text:span text:style-name="T8">int </text:span><text:span text:style-name="T9">u</text:span><text:span text:style-name="T3">, </text:span><text:span text:style-name="T6">vector</text:span><text:span text:style-name="T3">&lt;</text:span><text:span text:style-name="T8">int</text:span><text:span text:style-name="T3">&gt; </text:span><text:span text:style-name="T4">under_construction</text:span><text:span text:style-name="T3">) – </text:span><text:span text:style-name="T4">намира най-къс път между v и u, заобикаляйки кръстовищата които са под ремонт</text:span></text:p>
      <text:p text:style-name="P3"/>
      <text:p text:style-name="P3"><text:span text:style-name="T8">void</text:span><text:span text:style-name="T3"> </text:span><text:span text:style-name="T5">printTownMap</text:span><text:span text:style-name="T3">() - </text:span><text:span text:style-name="T4">принтира картата на града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5-01-13T19:48:37.425862565</meta:creation-date>
    <dc:date>2015-01-13T20:00:19.717945190</dc:date>
    <dc:creator>Nikolay Georgiev</dc:creator>
    <meta:editing-duration>P0D</meta:editing-duration>
    <meta:editing-cycles>1</meta:editing-cycles>
    <meta:document-statistic meta:table-count="0" meta:image-count="0" meta:object-count="0" meta:page-count="1" meta:paragraph-count="12" meta:word-count="177" meta:character-count="1211" meta:non-whitespace-character-count="1033"/>
    <meta:generator>LibreOffice/4.2.7.2$Linux_X86_64 LibreOffice_project/420m0$Build-2</meta:generator>
  </office:meta>
</office:document-meta>
</file>